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6" style:family="table-cell" style:parent-style-name="Default" style:data-style-name="N25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9" style:family="table-cell" style:parent-style-name="Default" style:data-style-name="N3">
      <style:table-cell-properties fo:border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0" style:family="table-cell" style:parent-style-name="Default" style:data-style-name="N4">
      <style:table-cell-properties fo:border="thin solid #000000"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style:vertical-align="top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83645833333333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24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904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14" table:number-rows-spanned="1" table:style-name="ce23">
            <table:cell-range-source table:name="HTML_1" table:last-column-spanned="14" table:last-row-spanned="26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<text:span text:style-name="T4">單位：新臺幣千元，卡</text:span></text:p>
          </table:table-cell>
          <table:table-cell table:number-columns-repeated="5" table:style-name="ce4"/>
          <table:table-cell office:value-type="string" table:style-name="ce5">
            <text:p><text:span text:style-name="T7">資料月份：</text:span>109<text:s/><text:span text:style-name="T7">年</text:span>4<text:span text:style-name="T7">月</text:span></text:p>
          </table:table-cell>
          <table:table-cell table:number-columns-repeated="6" table:style-name="ce4"/>
          <table:table-cell table:style-name="ce6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24">
            <text:p><text:span text:style-name="T4">金融機構名稱</text:span></text:p>
          </table:table-cell>
          <table:table-cell office:value-type="string" table:style-name="ce7">
            <text:p><text:span text:style-name="T4">流通卡數</text:span></text:p>
          </table:table-cell>
          <table:table-cell office:value-type="string" table:style-name="ce7">
            <text:p><text:span text:style-name="T4">有效卡數</text:span></text:p>
          </table:table-cell>
          <table:table-cell office:value-type="string" table:style-name="ce7">
            <text:p><text:span text:style-name="T4">當月發卡數</text:span></text:p>
          </table:table-cell>
          <table:table-cell office:value-type="string" table:style-name="ce7">
            <text:p><text:span text:style-name="T4">當月停卡數</text:span></text:p>
          </table:table-cell>
          <table:table-cell office:value-type="string" table:style-name="ce8">
            <text:p><text:span text:style-name="T4">循環信用</text:span></text:p>
          </table:table-cell>
          <table:table-cell office:value-type="string" table:style-name="ce8">
            <text:p><text:span text:style-name="T4">未到期</text:span></text:p>
          </table:table-cell>
          <table:table-cell office:value-type="string" table:style-name="ce8">
            <text:p><text:span text:style-name="T4">當月簽帳</text:span></text:p>
          </table:table-cell>
          <table:table-cell office:value-type="string" table:style-name="ce8">
            <text:p><text:span text:style-name="T4">當月預借</text:span></text:p>
          </table:table-cell>
          <table:table-cell office:value-type="string" table:style-name="ce7">
            <text:p><text:span text:style-name="T4">逾期三個月以上</text:span></text:p>
          </table:table-cell>
          <table:table-cell office:value-type="string" table:style-name="ce7">
            <text:p><text:span text:style-name="T4">逾期六個月以上</text:span></text:p>
          </table:table-cell>
          <table:table-cell office:value-type="string" table:style-name="ce8">
            <text:p><text:span text:style-name="T4">備抵呆帳</text:span></text:p>
          </table:table-cell>
          <table:table-cell office:value-type="string" table:style-name="ce9">
            <text:p><text:span text:style-name="T4">當月轉銷</text:span></text:p>
          </table:table-cell>
          <table:table-cell office:value-type="string" table:style-name="ce10">
            <text:p><text:span text:style-name="T4">當年度轉銷</text:span>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2">
            <text:p><text:span text:style-name="T4">餘額</text:span></text:p>
          </table:table-cell>
          <table:table-cell office:value-type="string" table:style-name="ce12">
            <text:p><text:span text:style-name="T4">分期付款</text:span></text:p>
          </table:table-cell>
          <table:table-cell office:value-type="string" table:style-name="ce12">
            <text:p><text:span text:style-name="T4">金額</text:span></text:p>
          </table:table-cell>
          <table:table-cell office:value-type="string" table:style-name="ce12">
            <text:p><text:span text:style-name="T4">現金金額</text:span></text:p>
          </table:table-cell>
          <table:table-cell office:value-type="string" table:style-name="ce11">
            <text:p><text:span text:style-name="T4">帳款占應收帳款</text:span></text:p>
          </table:table-cell>
          <table:table-cell office:value-type="string" table:style-name="ce11">
            <text:p><text:span text:style-name="T4">帳款占應收帳款</text:span></text:p>
          </table:table-cell>
          <table:table-cell office:value-type="string" table:style-name="ce13">
            <text:p><text:span text:style-name="T4">提足率</text:span></text:p>
          </table:table-cell>
          <table:table-cell office:value-type="string" table:style-name="ce14">
            <text:p><text:span text:style-name="T4">呆帳金額</text:span></text:p>
          </table:table-cell>
          <table:table-cell office:value-type="string" table:style-name="ce13">
            <text:p><text:span text:style-name="T4">呆帳金額</text:span>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2">
            <text:p><text:span text:style-name="T4">餘額</text:span></text:p>
          </table:table-cell>
          <table:table-cell office:value-type="string" table:style-name="ce12">
            <text:p><text:span text:style-name="T4">　</text:span></text:p>
          </table:table-cell>
          <table:table-cell office:value-type="string" table:style-name="ce11">
            <text:p><text:span text:style-name="T4">　</text:span></text:p>
          </table:table-cell>
          <table:table-cell office:value-type="string" table:style-name="ce11">
            <text:p><text:span text:style-name="T4">餘額</text:span>(<text:span text:style-name="T4">含催收款</text:span>)</text:p>
          </table:table-cell>
          <table:table-cell office:value-type="string" table:style-name="ce11">
            <text:p><text:span text:style-name="T4">餘額</text:span>(<text:span text:style-name="T4">含催收款</text:span>)</text:p>
          </table:table-cell>
          <table:table-cell office:value-type="string" table:style-name="ce13">
            <text:p>(%)</text:p>
          </table:table-cell>
          <table:table-cell office:value-type="string" table:style-name="ce14">
            <text:p><text:span text:style-name="T4">　</text:span></text:p>
          </table:table-cell>
          <table:table-cell office:value-type="string" table:style-name="ce13">
            <text:p><text:span text:style-name="T4">累計至</text:span></text:p>
          </table:table-cell>
          <table:table-cell table:number-columns-repeated="16370"/>
        </table:table-row>
        <table:table-row table:style-name="ro2">
          <table:table-cell office:value-type="string" table:style-name="ce15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　</text:span></text:p>
          </table:table-cell>
          <table:table-cell office:value-type="string" table:style-name="ce16">
            <text:p><text:span text:style-name="T4">之比率</text:span>(%)</text:p>
          </table:table-cell>
          <table:table-cell office:value-type="string" table:style-name="ce16">
            <text:p><text:span text:style-name="T4">之比率</text:span>(%)</text:p>
          </table:table-cell>
          <table:table-cell office:value-type="string" table:style-name="ce16">
            <text:p><text:s/></text:p>
          </table:table-cell>
          <table:table-cell office:value-type="string" table:style-name="ce16">
            <text:p><text:s/></text:p>
          </table:table-cell>
          <table:table-cell office:value-type="string" table:style-name="ce17">
            <text:p><text:span text:style-name="T4">資料月份</text:span>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<text:span text:style-name="T4">臺灣銀行</text:span></text:p>
          </table:table-cell>
          <table:table-cell office:value-type="float" office:value="224667" table:style-name="ce19">
            <text:p>224,667</text:p>
          </table:table-cell>
          <table:table-cell office:value-type="float" office:value="112155" table:style-name="ce19">
            <text:p>112,155</text:p>
          </table:table-cell>
          <table:table-cell office:value-type="float" office:value="3247" table:style-name="ce19">
            <text:p>3,247</text:p>
          </table:table-cell>
          <table:table-cell office:value-type="float" office:value="2003" table:style-name="ce19">
            <text:p>2,003</text:p>
          </table:table-cell>
          <table:table-cell office:value-type="float" office:value="209559" table:style-name="ce19">
            <text:p>209,559</text:p>
          </table:table-cell>
          <table:table-cell office:value-type="float" office:value="24888" table:style-name="ce19">
            <text:p>24,888</text:p>
          </table:table-cell>
          <table:table-cell office:value-type="float" office:value="510753" table:style-name="ce19">
            <text:p>510,753</text:p>
          </table:table-cell>
          <table:table-cell office:value-type="float" office:value="722" table:style-name="ce19">
            <text:p>722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15" table:style-name="ce20">
            <text:p>0.15</text:p>
          </table:table-cell>
          <table:table-cell office:value-type="float" office:value="490.32" table:style-name="ce20">
            <text:p>490.32</text:p>
          </table:table-cell>
          <table:table-cell office:value-type="float" office:value="372" table:style-name="ce19">
            <text:p>372</text:p>
          </table:table-cell>
          <table:table-cell office:value-type="float" office:value="2187" table:style-name="ce19">
            <text:p>2,18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臺灣土地銀行</text:span></text:p>
          </table:table-cell>
          <table:table-cell office:value-type="float" office:value="335728" table:style-name="ce19">
            <text:p>335,728</text:p>
          </table:table-cell>
          <table:table-cell office:value-type="float" office:value="157009" table:style-name="ce19">
            <text:p>157,009</text:p>
          </table:table-cell>
          <table:table-cell office:value-type="float" office:value="2521" table:style-name="ce19">
            <text:p>2,521</text:p>
          </table:table-cell>
          <table:table-cell office:value-type="float" office:value="1662" table:style-name="ce19">
            <text:p>1,662</text:p>
          </table:table-cell>
          <table:table-cell office:value-type="float" office:value="393867" table:style-name="ce19">
            <text:p>393,867</text:p>
          </table:table-cell>
          <table:table-cell office:value-type="float" office:value="96832" table:style-name="ce19">
            <text:p>96,832</text:p>
          </table:table-cell>
          <table:table-cell office:value-type="float" office:value="619999" table:style-name="ce19">
            <text:p>619,999</text:p>
          </table:table-cell>
          <table:table-cell office:value-type="float" office:value="753" table:style-name="ce19">
            <text:p>753</text:p>
          </table:table-cell>
          <table:table-cell office:value-type="float" office:value="0.3" table:style-name="ce20">
            <text:p>0.30</text:p>
          </table:table-cell>
          <table:table-cell office:value-type="float" office:value="0.2" table:style-name="ce20">
            <text:p>0.20</text:p>
          </table:table-cell>
          <table:table-cell office:value-type="float" office:value="1321.6" table:style-name="ce20">
            <text:p>1,321.60</text:p>
          </table:table-cell>
          <table:table-cell office:value-type="float" office:value="1963" table:style-name="ce19">
            <text:p>1,963</text:p>
          </table:table-cell>
          <table:table-cell office:value-type="float" office:value="8152" table:style-name="ce19">
            <text:p>8,15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合作金庫商業銀行</text:span></text:p>
          </table:table-cell>
          <table:table-cell office:value-type="float" office:value="553498" table:style-name="ce19">
            <text:p>553,498</text:p>
          </table:table-cell>
          <table:table-cell office:value-type="float" office:value="347151" table:style-name="ce19">
            <text:p>347,151</text:p>
          </table:table-cell>
          <table:table-cell office:value-type="float" office:value="9685" table:style-name="ce19">
            <text:p>9,685</text:p>
          </table:table-cell>
          <table:table-cell office:value-type="float" office:value="3990" table:style-name="ce19">
            <text:p>3,990</text:p>
          </table:table-cell>
          <table:table-cell office:value-type="float" office:value="772589" table:style-name="ce19">
            <text:p>772,589</text:p>
          </table:table-cell>
          <table:table-cell office:value-type="float" office:value="351516" table:style-name="ce19">
            <text:p>351,516</text:p>
          </table:table-cell>
          <table:table-cell office:value-type="float" office:value="2236554" table:style-name="ce19">
            <text:p>2,236,554</text:p>
          </table:table-cell>
          <table:table-cell office:value-type="float" office:value="1837" table:style-name="ce19">
            <text:p>1,837</text:p>
          </table:table-cell>
          <table:table-cell office:value-type="float" office:value="0.39" table:style-name="ce20">
            <text:p>0.39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375.49" table:style-name="ce20">
            <text:p>375.49</text:p>
          </table:table-cell>
          <table:table-cell office:value-type="float" office:value="5795" table:style-name="ce19">
            <text:p>5,795</text:p>
          </table:table-cell>
          <table:table-cell office:value-type="float" office:value="21371" table:style-name="ce19">
            <text:p>21,37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第一商業銀行</text:span></text:p>
          </table:table-cell>
          <table:table-cell office:value-type="float" office:value="1237542" table:style-name="ce19">
            <text:p>1,237,542</text:p>
          </table:table-cell>
          <table:table-cell office:value-type="float" office:value="752382" table:style-name="ce19">
            <text:p>752,382</text:p>
          </table:table-cell>
          <table:table-cell office:value-type="float" office:value="14772" table:style-name="ce19">
            <text:p>14,772</text:p>
          </table:table-cell>
          <table:table-cell office:value-type="float" office:value="10081" table:style-name="ce19">
            <text:p>10,081</text:p>
          </table:table-cell>
          <table:table-cell office:value-type="float" office:value="1444759" table:style-name="ce19">
            <text:p>1,444,759</text:p>
          </table:table-cell>
          <table:table-cell office:value-type="float" office:value="1389362" table:style-name="ce19">
            <text:p>1,389,362</text:p>
          </table:table-cell>
          <table:table-cell office:value-type="float" office:value="3508433" table:style-name="ce19">
            <text:p>3,508,433</text:p>
          </table:table-cell>
          <table:table-cell office:value-type="float" office:value="10080" table:style-name="ce19">
            <text:p>10,080</text:p>
          </table:table-cell>
          <table:table-cell office:value-type="float" office:value="0.1" table:style-name="ce20">
            <text:p>0.10</text:p>
          </table:table-cell>
          <table:table-cell office:value-type="float" office:value="0" table:style-name="ce20">
            <text:p>0.00</text:p>
          </table:table-cell>
          <table:table-cell office:value-type="float" office:value="1724.43" table:style-name="ce20">
            <text:p>1,724.43</text:p>
          </table:table-cell>
          <table:table-cell office:value-type="float" office:value="5948" table:style-name="ce19">
            <text:p>5,948</text:p>
          </table:table-cell>
          <table:table-cell office:value-type="float" office:value="23826" table:style-name="ce19">
            <text:p>23,82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華南商業銀行</text:span></text:p>
          </table:table-cell>
          <table:table-cell office:value-type="float" office:value="1021919" table:style-name="ce19">
            <text:p>1,021,919</text:p>
          </table:table-cell>
          <table:table-cell office:value-type="float" office:value="776024" table:style-name="ce19">
            <text:p>776,024</text:p>
          </table:table-cell>
          <table:table-cell office:value-type="float" office:value="7527" table:style-name="ce19">
            <text:p>7,527</text:p>
          </table:table-cell>
          <table:table-cell office:value-type="float" office:value="8673" table:style-name="ce19">
            <text:p>8,673</text:p>
          </table:table-cell>
          <table:table-cell office:value-type="float" office:value="1058682" table:style-name="ce19">
            <text:p>1,058,682</text:p>
          </table:table-cell>
          <table:table-cell office:value-type="float" office:value="2942294" table:style-name="ce19">
            <text:p>2,942,294</text:p>
          </table:table-cell>
          <table:table-cell office:value-type="float" office:value="2963535" table:style-name="ce19">
            <text:p>2,963,535</text:p>
          </table:table-cell>
          <table:table-cell office:value-type="float" office:value="1718" table:style-name="ce19">
            <text:p>1,718</text:p>
          </table:table-cell>
          <table:table-cell office:value-type="float" office:value="0.13" table:style-name="ce20">
            <text:p>0.13</text:p>
          </table:table-cell>
          <table:table-cell office:value-type="float" office:value="0" table:style-name="ce20">
            <text:p>0.00</text:p>
          </table:table-cell>
          <table:table-cell office:value-type="float" office:value="424.97" table:style-name="ce20">
            <text:p>424.97</text:p>
          </table:table-cell>
          <table:table-cell office:value-type="float" office:value="0" table:style-name="ce19">
            <text:p>0</text:p>
          </table:table-cell>
          <table:table-cell office:value-type="float" office:value="15210" table:style-name="ce19">
            <text:p>15,21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彰化商業銀行</text:span></text:p>
          </table:table-cell>
          <table:table-cell office:value-type="float" office:value="532258" table:style-name="ce19">
            <text:p>532,258</text:p>
          </table:table-cell>
          <table:table-cell office:value-type="float" office:value="235150" table:style-name="ce19">
            <text:p>235,150</text:p>
          </table:table-cell>
          <table:table-cell office:value-type="float" office:value="8444" table:style-name="ce19">
            <text:p>8,444</text:p>
          </table:table-cell>
          <table:table-cell office:value-type="float" office:value="3661" table:style-name="ce19">
            <text:p>3,661</text:p>
          </table:table-cell>
          <table:table-cell office:value-type="float" office:value="358378" table:style-name="ce19">
            <text:p>358,378</text:p>
          </table:table-cell>
          <table:table-cell office:value-type="float" office:value="251642" table:style-name="ce19">
            <text:p>251,642</text:p>
          </table:table-cell>
          <table:table-cell office:value-type="float" office:value="1154260" table:style-name="ce19">
            <text:p>1,154,260</text:p>
          </table:table-cell>
          <table:table-cell office:value-type="float" office:value="611" table:style-name="ce19">
            <text:p>611</text:p>
          </table:table-cell>
          <table:table-cell office:value-type="float" office:value="0.49" table:style-name="ce20">
            <text:p>0.49</text:p>
          </table:table-cell>
          <table:table-cell office:value-type="float" office:value="0" table:style-name="ce20">
            <text:p>0.00</text:p>
          </table:table-cell>
          <table:table-cell office:value-type="float" office:value="462.01" table:style-name="ce20">
            <text:p>462.01</text:p>
          </table:table-cell>
          <table:table-cell office:value-type="float" office:value="0" table:style-name="ce19">
            <text:p>0</text:p>
          </table:table-cell>
          <table:table-cell office:value-type="float" office:value="5167" table:style-name="ce19">
            <text:p>5,16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上海商業儲蓄銀行</text:span></text:p>
          </table:table-cell>
          <table:table-cell office:value-type="float" office:value="436635" table:style-name="ce19">
            <text:p>436,635</text:p>
          </table:table-cell>
          <table:table-cell office:value-type="float" office:value="236901" table:style-name="ce19">
            <text:p>236,901</text:p>
          </table:table-cell>
          <table:table-cell office:value-type="float" office:value="2387" table:style-name="ce19">
            <text:p>2,387</text:p>
          </table:table-cell>
          <table:table-cell office:value-type="float" office:value="2907" table:style-name="ce19">
            <text:p>2,907</text:p>
          </table:table-cell>
          <table:table-cell office:value-type="float" office:value="653800" table:style-name="ce19">
            <text:p>653,800</text:p>
          </table:table-cell>
          <table:table-cell office:value-type="float" office:value="578870" table:style-name="ce19">
            <text:p>578,870</text:p>
          </table:table-cell>
          <table:table-cell office:value-type="float" office:value="968989" table:style-name="ce19">
            <text:p>968,989</text:p>
          </table:table-cell>
          <table:table-cell office:value-type="float" office:value="6839" table:style-name="ce19">
            <text:p>6,839</text:p>
          </table:table-cell>
          <table:table-cell office:value-type="float" office:value="0.27" table:style-name="ce20">
            <text:p>0.27</text:p>
          </table:table-cell>
          <table:table-cell office:value-type="float" office:value="0.2" table:style-name="ce20">
            <text:p>0.20</text:p>
          </table:table-cell>
          <table:table-cell office:value-type="float" office:value="1327.94" table:style-name="ce20">
            <text:p>1,327.94</text:p>
          </table:table-cell>
          <table:table-cell office:value-type="float" office:value="3358" table:style-name="ce19">
            <text:p>3,358</text:p>
          </table:table-cell>
          <table:table-cell office:value-type="float" office:value="15320" table:style-name="ce19">
            <text:p>15,32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台北富邦商業銀行</text:span></text:p>
          </table:table-cell>
          <table:table-cell office:value-type="float" office:value="3534223" table:style-name="ce19">
            <text:p>3,534,223</text:p>
          </table:table-cell>
          <table:table-cell office:value-type="float" office:value="2259997" table:style-name="ce19">
            <text:p>2,259,997</text:p>
          </table:table-cell>
          <table:table-cell office:value-type="float" office:value="52804" table:style-name="ce19">
            <text:p>52,804</text:p>
          </table:table-cell>
          <table:table-cell office:value-type="float" office:value="23455" table:style-name="ce19">
            <text:p>23,455</text:p>
          </table:table-cell>
          <table:table-cell office:value-type="float" office:value="5290767" table:style-name="ce19">
            <text:p>5,290,767</text:p>
          </table:table-cell>
          <table:table-cell office:value-type="float" office:value="18796806" table:style-name="ce19">
            <text:p>18,796,806</text:p>
          </table:table-cell>
          <table:table-cell office:value-type="float" office:value="23014739" table:style-name="ce19">
            <text:p>23,014,739</text:p>
          </table:table-cell>
          <table:table-cell office:value-type="float" office:value="85515" table:style-name="ce19">
            <text:p>85,515</text:p>
          </table:table-cell>
          <table:table-cell office:value-type="float" office:value="0.1" table:style-name="ce20">
            <text:p>0.10</text:p>
          </table:table-cell>
          <table:table-cell office:value-type="float" office:value="0" table:style-name="ce20">
            <text:p>0.00</text:p>
          </table:table-cell>
          <table:table-cell office:value-type="float" office:value="1256.0999999999999" table:style-name="ce20">
            <text:p>1,256.10</text:p>
          </table:table-cell>
          <table:table-cell office:value-type="float" office:value="23354" table:style-name="ce19">
            <text:p>23,354</text:p>
          </table:table-cell>
          <table:table-cell office:value-type="float" office:value="91118" table:style-name="ce19">
            <text:p>91,11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國泰世華商業銀行</text:span></text:p>
          </table:table-cell>
          <table:table-cell office:value-type="float" office:value="6873740" table:style-name="ce19">
            <text:p>6,873,740</text:p>
          </table:table-cell>
          <table:table-cell office:value-type="float" office:value="5004896" table:style-name="ce19">
            <text:p>5,004,896</text:p>
          </table:table-cell>
          <table:table-cell office:value-type="float" office:value="60963" table:style-name="ce19">
            <text:p>60,963</text:p>
          </table:table-cell>
          <table:table-cell office:value-type="float" office:value="26131" table:style-name="ce19">
            <text:p>26,131</text:p>
          </table:table-cell>
          <table:table-cell office:value-type="float" office:value="18070015" table:style-name="ce19">
            <text:p>18,070,015</text:p>
          </table:table-cell>
          <table:table-cell office:value-type="float" office:value="14229509" table:style-name="ce19">
            <text:p>14,229,509</text:p>
          </table:table-cell>
          <table:table-cell office:value-type="float" office:value="38593350" table:style-name="ce19">
            <text:p>38,593,350</text:p>
          </table:table-cell>
          <table:table-cell office:value-type="float" office:value="188435" table:style-name="ce19">
            <text:p>188,435</text:p>
          </table:table-cell>
          <table:table-cell office:value-type="float" office:value="0.19" table:style-name="ce20">
            <text:p>0.19</text:p>
          </table:table-cell>
          <table:table-cell office:value-type="float" office:value="0" table:style-name="ce20">
            <text:p>0.00</text:p>
          </table:table-cell>
          <table:table-cell office:value-type="float" office:value="1226.02" table:style-name="ce20">
            <text:p>1,226.02</text:p>
          </table:table-cell>
          <table:table-cell office:value-type="float" office:value="43192" table:style-name="ce19">
            <text:p>43,192</text:p>
          </table:table-cell>
          <table:table-cell office:value-type="float" office:value="176235" table:style-name="ce19">
            <text:p>176,23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高雄銀行</text:span></text:p>
          </table:table-cell>
          <table:table-cell office:value-type="float" office:value="12720" table:style-name="ce19">
            <text:p>12,720</text:p>
          </table:table-cell>
          <table:table-cell office:value-type="float" office:value="5705" table:style-name="ce19">
            <text:p>5,705</text:p>
          </table:table-cell>
          <table:table-cell office:value-type="float" office:value="606" table:style-name="ce19">
            <text:p>606</text:p>
          </table:table-cell>
          <table:table-cell office:value-type="float" office:value="45" table:style-name="ce19">
            <text:p>45</text:p>
          </table:table-cell>
          <table:table-cell office:value-type="float" office:value="11055" table:style-name="ce19">
            <text:p>11,055</text:p>
          </table:table-cell>
          <table:table-cell office:value-type="float" office:value="0" table:style-name="ce19">
            <text:p>0</text:p>
          </table:table-cell>
          <table:table-cell office:value-type="float" office:value="123157" table:style-name="ce19">
            <text:p>123,157</text:p>
          </table:table-cell>
          <table:table-cell office:value-type="float" office:value="62" table:style-name="ce19">
            <text:p>62</text:p>
          </table:table-cell>
          <table:table-cell office:value-type="float" office:value="0.1" table:style-name="ce20">
            <text:p>0.10</text:p>
          </table:table-cell>
          <table:table-cell office:value-type="float" office:value="0.1" table:style-name="ce20">
            <text:p>0.10</text:p>
          </table:table-cell>
          <table:table-cell office:value-type="float" office:value="555.5" table:style-name="ce20">
            <text:p>555.50</text:p>
          </table:table-cell>
          <table:table-cell office:value-type="float" office:value="0" table:style-name="ce19">
            <text:p>0</text:p>
          </table:table-cell>
          <table:table-cell office:value-type="float" office:value="389" table:style-name="ce19">
            <text:p>38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兆豐國際商業銀行</text:span></text:p>
          </table:table-cell>
          <table:table-cell office:value-type="float" office:value="927595" table:style-name="ce19">
            <text:p>927,595</text:p>
          </table:table-cell>
          <table:table-cell office:value-type="float" office:value="608557" table:style-name="ce19">
            <text:p>608,557</text:p>
          </table:table-cell>
          <table:table-cell office:value-type="float" office:value="19615" table:style-name="ce19">
            <text:p>19,615</text:p>
          </table:table-cell>
          <table:table-cell office:value-type="float" office:value="3715" table:style-name="ce19">
            <text:p>3,715</text:p>
          </table:table-cell>
          <table:table-cell office:value-type="float" office:value="1449832" table:style-name="ce19">
            <text:p>1,449,832</text:p>
          </table:table-cell>
          <table:table-cell office:value-type="float" office:value="2490473" table:style-name="ce19">
            <text:p>2,490,473</text:p>
          </table:table-cell>
          <table:table-cell office:value-type="float" office:value="2451374" table:style-name="ce19">
            <text:p>2,451,374</text:p>
          </table:table-cell>
          <table:table-cell office:value-type="float" office:value="3648" table:style-name="ce19">
            <text:p>3,648</text:p>
          </table:table-cell>
          <table:table-cell office:value-type="float" office:value="0.27" table:style-name="ce20">
            <text:p>0.27</text:p>
          </table:table-cell>
          <table:table-cell office:value-type="float" office:value="0.1" table:style-name="ce20">
            <text:p>0.10</text:p>
          </table:table-cell>
          <table:table-cell office:value-type="float" office:value="525.77" table:style-name="ce20">
            <text:p>525.77</text:p>
          </table:table-cell>
          <table:table-cell office:value-type="float" office:value="5590" table:style-name="ce19">
            <text:p>5,590</text:p>
          </table:table-cell>
          <table:table-cell office:value-type="float" office:value="21188" table:style-name="ce19">
            <text:p>21,18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85416" table:style-name="ce19">
            <text:p>2,885,416</text:p>
          </table:table-cell>
          <table:table-cell office:value-type="float" office:value="2267547" table:style-name="ce19">
            <text:p>2,267,547</text:p>
          </table:table-cell>
          <table:table-cell office:value-type="float" office:value="11671" table:style-name="ce19">
            <text:p>11,671</text:p>
          </table:table-cell>
          <table:table-cell office:value-type="float" office:value="14080" table:style-name="ce19">
            <text:p>14,080</text:p>
          </table:table-cell>
          <table:table-cell office:value-type="float" office:value="12056460" table:style-name="ce19">
            <text:p>12,056,460</text:p>
          </table:table-cell>
          <table:table-cell office:value-type="float" office:value="11121005" table:style-name="ce19">
            <text:p>11,121,005</text:p>
          </table:table-cell>
          <table:table-cell office:value-type="float" office:value="12182966" table:style-name="ce19">
            <text:p>12,182,966</text:p>
          </table:table-cell>
          <table:table-cell office:value-type="float" office:value="171222" table:style-name="ce19">
            <text:p>171,222</text:p>
          </table:table-cell>
          <table:table-cell office:value-type="float" office:value="0.6" table:style-name="ce20">
            <text:p>0.60</text:p>
          </table:table-cell>
          <table:table-cell office:value-type="float" office:value="0.12" table:style-name="ce20">
            <text:p>0.12</text:p>
          </table:table-cell>
          <table:table-cell office:value-type="float" office:value="471.68" table:style-name="ce20">
            <text:p>471.68</text:p>
          </table:table-cell>
          <table:table-cell office:value-type="float" office:value="48591" table:style-name="ce19">
            <text:p>48,591</text:p>
          </table:table-cell>
          <table:table-cell office:value-type="float" office:value="232152" table:style-name="ce19">
            <text:p>232,15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臺灣中小企業銀行</text:span></text:p>
          </table:table-cell>
          <table:table-cell office:value-type="float" office:value="202554" table:style-name="ce19">
            <text:p>202,554</text:p>
          </table:table-cell>
          <table:table-cell office:value-type="float" office:value="112097" table:style-name="ce19">
            <text:p>112,097</text:p>
          </table:table-cell>
          <table:table-cell office:value-type="float" office:value="1557" table:style-name="ce19">
            <text:p>1,557</text:p>
          </table:table-cell>
          <table:table-cell office:value-type="float" office:value="781" table:style-name="ce19">
            <text:p>781</text:p>
          </table:table-cell>
          <table:table-cell office:value-type="float" office:value="368560" table:style-name="ce19">
            <text:p>368,560</text:p>
          </table:table-cell>
          <table:table-cell office:value-type="float" office:value="44684" table:style-name="ce19">
            <text:p>44,684</text:p>
          </table:table-cell>
          <table:table-cell office:value-type="float" office:value="596176" table:style-name="ce19">
            <text:p>596,176</text:p>
          </table:table-cell>
          <table:table-cell office:value-type="float" office:value="2028" table:style-name="ce19">
            <text:p>2,028</text:p>
          </table:table-cell>
          <table:table-cell office:value-type="float" office:value="0.17" table:style-name="ce20">
            <text:p>0.17</text:p>
          </table:table-cell>
          <table:table-cell office:value-type="float" office:value="0.03" table:style-name="ce20">
            <text:p>0.03</text:p>
          </table:table-cell>
          <table:table-cell office:value-type="float" office:value="348.78" table:style-name="ce20">
            <text:p>348.78</text:p>
          </table:table-cell>
          <table:table-cell office:value-type="float" office:value="1545" table:style-name="ce19">
            <text:p>1,545</text:p>
          </table:table-cell>
          <table:table-cell office:value-type="float" office:value="6900" table:style-name="ce19">
            <text:p>6,90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渣打國際商業銀行</text:span></text:p>
          </table:table-cell>
          <table:table-cell office:value-type="float" office:value="376592" table:style-name="ce19">
            <text:p>376,592</text:p>
          </table:table-cell>
          <table:table-cell office:value-type="float" office:value="268037" table:style-name="ce19">
            <text:p>268,037</text:p>
          </table:table-cell>
          <table:table-cell office:value-type="float" office:value="4163" table:style-name="ce19">
            <text:p>4,163</text:p>
          </table:table-cell>
          <table:table-cell office:value-type="float" office:value="2073" table:style-name="ce19">
            <text:p>2,073</text:p>
          </table:table-cell>
          <table:table-cell office:value-type="float" office:value="1313651" table:style-name="ce19">
            <text:p>1,313,651</text:p>
          </table:table-cell>
          <table:table-cell office:value-type="float" office:value="447450" table:style-name="ce19">
            <text:p>447,450</text:p>
          </table:table-cell>
          <table:table-cell office:value-type="float" office:value="2379466" table:style-name="ce19">
            <text:p>2,379,466</text:p>
          </table:table-cell>
          <table:table-cell office:value-type="float" office:value="6573" table:style-name="ce19">
            <text:p>6,573</text:p>
          </table:table-cell>
          <table:table-cell office:value-type="float" office:value="0.18" table:style-name="ce20">
            <text:p>0.18</text:p>
          </table:table-cell>
          <table:table-cell office:value-type="float" office:value="0" table:style-name="ce20">
            <text:p>0.00</text:p>
          </table:table-cell>
          <table:table-cell office:value-type="float" office:value="1121.08" table:style-name="ce20">
            <text:p>1,121.08</text:p>
          </table:table-cell>
          <table:table-cell office:value-type="float" office:value="7114" table:style-name="ce19">
            <text:p>7,114</text:p>
          </table:table-cell>
          <table:table-cell office:value-type="float" office:value="23831" table:style-name="ce19">
            <text:p>23,83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台中商業銀行</text:span></text:p>
          </table:table-cell>
          <table:table-cell office:value-type="float" office:value="143317" table:style-name="ce19">
            <text:p>143,317</text:p>
          </table:table-cell>
          <table:table-cell office:value-type="float" office:value="80698" table:style-name="ce19">
            <text:p>80,698</text:p>
          </table:table-cell>
          <table:table-cell office:value-type="float" office:value="1388" table:style-name="ce19">
            <text:p>1,388</text:p>
          </table:table-cell>
          <table:table-cell office:value-type="float" office:value="674" table:style-name="ce19">
            <text:p>674</text:p>
          </table:table-cell>
          <table:table-cell office:value-type="float" office:value="235357" table:style-name="ce19">
            <text:p>235,357</text:p>
          </table:table-cell>
          <table:table-cell office:value-type="float" office:value="50396" table:style-name="ce19">
            <text:p>50,396</text:p>
          </table:table-cell>
          <table:table-cell office:value-type="float" office:value="424447" table:style-name="ce19">
            <text:p>424,447</text:p>
          </table:table-cell>
          <table:table-cell office:value-type="float" office:value="346" table:style-name="ce19">
            <text:p>346</text:p>
          </table:table-cell>
          <table:table-cell office:value-type="float" office:value="0.54" table:style-name="ce20">
            <text:p>0.54</text:p>
          </table:table-cell>
          <table:table-cell office:value-type="float" office:value="0.01" table:style-name="ce20">
            <text:p>0.01</text:p>
          </table:table-cell>
          <table:table-cell office:value-type="float" office:value="999.23" table:style-name="ce20">
            <text:p>999.23</text:p>
          </table:table-cell>
          <table:table-cell office:value-type="float" office:value="2091" table:style-name="ce19">
            <text:p>2,091</text:p>
          </table:table-cell>
          <table:table-cell office:value-type="float" office:value="5816" table:style-name="ce19">
            <text:p>5,81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84311" table:style-name="ce19">
            <text:p>684,311</text:p>
          </table:table-cell>
          <table:table-cell office:value-type="float" office:value="425460" table:style-name="ce19">
            <text:p>425,460</text:p>
          </table:table-cell>
          <table:table-cell office:value-type="float" office:value="95831" table:style-name="ce19">
            <text:p>95,831</text:p>
          </table:table-cell>
          <table:table-cell office:value-type="float" office:value="32743" table:style-name="ce19">
            <text:p>32,743</text:p>
          </table:table-cell>
          <table:table-cell office:value-type="float" office:value="2130426" table:style-name="ce19">
            <text:p>2,130,426</text:p>
          </table:table-cell>
          <table:table-cell office:value-type="float" office:value="1554068" table:style-name="ce19">
            <text:p>1,554,068</text:p>
          </table:table-cell>
          <table:table-cell office:value-type="float" office:value="3803003" table:style-name="ce19">
            <text:p>3,803,003</text:p>
          </table:table-cell>
          <table:table-cell office:value-type="float" office:value="28033" table:style-name="ce19">
            <text:p>28,033</text:p>
          </table:table-cell>
          <table:table-cell office:value-type="float" office:value="0.26" table:style-name="ce20">
            <text:p>0.26</text:p>
          </table:table-cell>
          <table:table-cell office:value-type="float" office:value="0" table:style-name="ce20">
            <text:p>0.00</text:p>
          </table:table-cell>
          <table:table-cell office:value-type="float" office:value="1898.76" table:style-name="ce20">
            <text:p>1,898.76</text:p>
          </table:table-cell>
          <table:table-cell office:value-type="float" office:value="5768" table:style-name="ce19">
            <text:p>5,768</text:p>
          </table:table-cell>
          <table:table-cell office:value-type="float" office:value="23936" table:style-name="ce19">
            <text:p>23,93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華泰商業銀行</text:span></text:p>
          </table:table-cell>
          <table:table-cell office:value-type="float" office:value="9654" table:style-name="ce19">
            <text:p>9,654</text:p>
          </table:table-cell>
          <table:table-cell office:value-type="float" office:value="5062" table:style-name="ce19">
            <text:p>5,062</text:p>
          </table:table-cell>
          <table:table-cell office:value-type="float" office:value="4" table:style-name="ce19">
            <text:p>4</text:p>
          </table:table-cell>
          <table:table-cell office:value-type="float" office:value="52" table:style-name="ce19">
            <text:p>52</text:p>
          </table:table-cell>
          <table:table-cell office:value-type="float" office:value="10745" table:style-name="ce19">
            <text:p>10,745</text:p>
          </table:table-cell>
          <table:table-cell office:value-type="float" office:value="2197" table:style-name="ce19">
            <text:p>2,197</text:p>
          </table:table-cell>
          <table:table-cell office:value-type="float" office:value="30131" table:style-name="ce19">
            <text:p>30,131</text:p>
          </table:table-cell>
          <table:table-cell office:value-type="float" office:value="0" table:style-name="ce19">
            <text:p>0</text:p>
          </table:table-cell>
          <table:table-cell office:value-type="float" office:value="0.54" table:style-name="ce20">
            <text:p>0.54</text:p>
          </table:table-cell>
          <table:table-cell office:value-type="float" office:value="0.18" table:style-name="ce20">
            <text:p>0.18</text:p>
          </table:table-cell>
          <table:table-cell office:value-type="float" office:value="396.72" table:style-name="ce20">
            <text:p>396.72</text:p>
          </table:table-cell>
          <table:table-cell office:value-type="float" office:value="0" table:style-name="ce19">
            <text:p>0</text:p>
          </table:table-cell>
          <table:table-cell office:value-type="float" office:value="443" table:style-name="ce19">
            <text:p>44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臺灣新光商業銀行</text:span></text:p>
          </table:table-cell>
          <table:table-cell office:value-type="float" office:value="855536" table:style-name="ce19">
            <text:p>855,536</text:p>
          </table:table-cell>
          <table:table-cell office:value-type="float" office:value="507380" table:style-name="ce19">
            <text:p>507,380</text:p>
          </table:table-cell>
          <table:table-cell office:value-type="float" office:value="17805" table:style-name="ce19">
            <text:p>17,805</text:p>
          </table:table-cell>
          <table:table-cell office:value-type="float" office:value="6201" table:style-name="ce19">
            <text:p>6,201</text:p>
          </table:table-cell>
          <table:table-cell office:value-type="float" office:value="1705517" table:style-name="ce19">
            <text:p>1,705,517</text:p>
          </table:table-cell>
          <table:table-cell office:value-type="float" office:value="1556268" table:style-name="ce19">
            <text:p>1,556,268</text:p>
          </table:table-cell>
          <table:table-cell office:value-type="float" office:value="2964937" table:style-name="ce19">
            <text:p>2,964,937</text:p>
          </table:table-cell>
          <table:table-cell office:value-type="float" office:value="5453" table:style-name="ce19">
            <text:p>5,453</text:p>
          </table:table-cell>
          <table:table-cell office:value-type="float" office:value="0.25" table:style-name="ce20">
            <text:p>0.25</text:p>
          </table:table-cell>
          <table:table-cell office:value-type="float" office:value="0" table:style-name="ce20">
            <text:p>0.00</text:p>
          </table:table-cell>
          <table:table-cell office:value-type="float" office:value="233.47" table:style-name="ce20">
            <text:p>233.47</text:p>
          </table:table-cell>
          <table:table-cell office:value-type="float" office:value="7051" table:style-name="ce19">
            <text:p>7,051</text:p>
          </table:table-cell>
          <table:table-cell office:value-type="float" office:value="27749" table:style-name="ce19">
            <text:p>27,7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陽信商業銀行</text:span></text:p>
          </table:table-cell>
          <table:table-cell office:value-type="float" office:value="109271" table:style-name="ce19">
            <text:p>109,271</text:p>
          </table:table-cell>
          <table:table-cell office:value-type="float" office:value="55999" table:style-name="ce19">
            <text:p>55,999</text:p>
          </table:table-cell>
          <table:table-cell office:value-type="float" office:value="973" table:style-name="ce19">
            <text:p>973</text:p>
          </table:table-cell>
          <table:table-cell office:value-type="float" office:value="1083" table:style-name="ce19">
            <text:p>1,083</text:p>
          </table:table-cell>
          <table:table-cell office:value-type="float" office:value="210589" table:style-name="ce19">
            <text:p>210,589</text:p>
          </table:table-cell>
          <table:table-cell office:value-type="float" office:value="69423" table:style-name="ce19">
            <text:p>69,423</text:p>
          </table:table-cell>
          <table:table-cell office:value-type="float" office:value="249957" table:style-name="ce19">
            <text:p>249,957</text:p>
          </table:table-cell>
          <table:table-cell office:value-type="float" office:value="127" table:style-name="ce19">
            <text:p>127</text:p>
          </table:table-cell>
          <table:table-cell office:value-type="float" office:value="0.71" table:style-name="ce20">
            <text:p>0.71</text:p>
          </table:table-cell>
          <table:table-cell office:value-type="float" office:value="0" table:style-name="ce20">
            <text:p>0.00</text:p>
          </table:table-cell>
          <table:table-cell office:value-type="float" office:value="523.4" table:style-name="ce20">
            <text:p>523.40</text:p>
          </table:table-cell>
          <table:table-cell office:value-type="float" office:value="0" table:style-name="ce19">
            <text:p>0</text:p>
          </table:table-cell>
          <table:table-cell office:value-type="float" office:value="3061" table:style-name="ce19">
            <text:p>3,06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三信商業銀行</text:span></text:p>
          </table:table-cell>
          <table:table-cell office:value-type="float" office:value="15220" table:style-name="ce19">
            <text:p>15,220</text:p>
          </table:table-cell>
          <table:table-cell office:value-type="float" office:value="10427" table:style-name="ce19">
            <text:p>10,427</text:p>
          </table:table-cell>
          <table:table-cell office:value-type="float" office:value="81" table:style-name="ce19">
            <text:p>81</text:p>
          </table:table-cell>
          <table:table-cell office:value-type="float" office:value="56" table:style-name="ce19">
            <text:p>56</text:p>
          </table:table-cell>
          <table:table-cell office:value-type="float" office:value="22090" table:style-name="ce19">
            <text:p>22,090</text:p>
          </table:table-cell>
          <table:table-cell office:value-type="float" office:value="12774" table:style-name="ce19">
            <text:p>12,774</text:p>
          </table:table-cell>
          <table:table-cell office:value-type="float" office:value="89569" table:style-name="ce19">
            <text:p>89,569</text:p>
          </table:table-cell>
          <table:table-cell office:value-type="float" office:value="26" table:style-name="ce19">
            <text:p>26</text:p>
          </table:table-cell>
          <table:table-cell office:value-type="float" office:value="0.73" table:style-name="ce20">
            <text:p>0.73</text:p>
          </table:table-cell>
          <table:table-cell office:value-type="float" office:value="0" table:style-name="ce20">
            <text:p>0.00</text:p>
          </table:table-cell>
          <table:table-cell office:value-type="float" office:value="4245.83" table:style-name="ce20">
            <text:p>4,245.83</text:p>
          </table:table-cell>
          <table:table-cell office:value-type="float" office:value="109" table:style-name="ce19">
            <text:p>109</text:p>
          </table:table-cell>
          <table:table-cell office:value-type="float" office:value="512" table:style-name="ce19">
            <text:p>51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聯邦商業銀行</text:span></text:p>
          </table:table-cell>
          <table:table-cell office:value-type="float" office:value="2230590" table:style-name="ce19">
            <text:p>2,230,590</text:p>
          </table:table-cell>
          <table:table-cell office:value-type="float" office:value="1299521" table:style-name="ce19">
            <text:p>1,299,521</text:p>
          </table:table-cell>
          <table:table-cell office:value-type="float" office:value="33018" table:style-name="ce19">
            <text:p>33,018</text:p>
          </table:table-cell>
          <table:table-cell office:value-type="float" office:value="17866" table:style-name="ce19">
            <text:p>17,866</text:p>
          </table:table-cell>
          <table:table-cell office:value-type="float" office:value="5792198" table:style-name="ce19">
            <text:p>5,792,198</text:p>
          </table:table-cell>
          <table:table-cell office:value-type="float" office:value="3415239" table:style-name="ce19">
            <text:p>3,415,239</text:p>
          </table:table-cell>
          <table:table-cell office:value-type="float" office:value="6734420" table:style-name="ce19">
            <text:p>6,734,420</text:p>
          </table:table-cell>
          <table:table-cell office:value-type="float" office:value="30433" table:style-name="ce19">
            <text:p>30,433</text:p>
          </table:table-cell>
          <table:table-cell office:value-type="float" office:value="0.25" table:style-name="ce20">
            <text:p>0.25</text:p>
          </table:table-cell>
          <table:table-cell office:value-type="float" office:value="0" table:style-name="ce20">
            <text:p>0.00</text:p>
          </table:table-cell>
          <table:table-cell office:value-type="float" office:value="150.38" table:style-name="ce20">
            <text:p>150.38</text:p>
          </table:table-cell>
          <table:table-cell office:value-type="float" office:value="17357" table:style-name="ce19">
            <text:p>17,357</text:p>
          </table:table-cell>
          <table:table-cell office:value-type="float" office:value="70340" table:style-name="ce19">
            <text:p>70,34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遠東國際商業銀行</text:span></text:p>
          </table:table-cell>
          <table:table-cell office:value-type="float" office:value="1602440" table:style-name="ce19">
            <text:p>1,602,440</text:p>
          </table:table-cell>
          <table:table-cell office:value-type="float" office:value="1035633" table:style-name="ce19">
            <text:p>1,035,633</text:p>
          </table:table-cell>
          <table:table-cell office:value-type="float" office:value="10753" table:style-name="ce19">
            <text:p>10,753</text:p>
          </table:table-cell>
          <table:table-cell office:value-type="float" office:value="6236" table:style-name="ce19">
            <text:p>6,236</text:p>
          </table:table-cell>
          <table:table-cell office:value-type="float" office:value="4132825" table:style-name="ce19">
            <text:p>4,132,825</text:p>
          </table:table-cell>
          <table:table-cell office:value-type="float" office:value="5093153" table:style-name="ce19">
            <text:p>5,093,153</text:p>
          </table:table-cell>
          <table:table-cell office:value-type="float" office:value="3296509" table:style-name="ce19">
            <text:p>3,296,509</text:p>
          </table:table-cell>
          <table:table-cell office:value-type="float" office:value="141264" table:style-name="ce19">
            <text:p>141,264</text:p>
          </table:table-cell>
          <table:table-cell office:value-type="float" office:value="0.34" table:style-name="ce20">
            <text:p>0.34</text:p>
          </table:table-cell>
          <table:table-cell office:value-type="float" office:value="7.0000000000000007E-2" table:style-name="ce20">
            <text:p>0.07</text:p>
          </table:table-cell>
          <table:table-cell office:value-type="float" office:value="100.69" table:style-name="ce20">
            <text:p>100.69</text:p>
          </table:table-cell>
          <table:table-cell office:value-type="float" office:value="12522" table:style-name="ce19">
            <text:p>12,522</text:p>
          </table:table-cell>
          <table:table-cell office:value-type="float" office:value="56007" table:style-name="ce19">
            <text:p>56,00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元大商業銀行</text:span></text:p>
          </table:table-cell>
          <table:table-cell office:value-type="float" office:value="1168884" table:style-name="ce19">
            <text:p>1,168,884</text:p>
          </table:table-cell>
          <table:table-cell office:value-type="float" office:value="655606" table:style-name="ce19">
            <text:p>655,606</text:p>
          </table:table-cell>
          <table:table-cell office:value-type="float" office:value="3825" table:style-name="ce19">
            <text:p>3,825</text:p>
          </table:table-cell>
          <table:table-cell office:value-type="float" office:value="6374" table:style-name="ce19">
            <text:p>6,374</text:p>
          </table:table-cell>
          <table:table-cell office:value-type="float" office:value="1455035" table:style-name="ce19">
            <text:p>1,455,035</text:p>
          </table:table-cell>
          <table:table-cell office:value-type="float" office:value="2897237" table:style-name="ce19">
            <text:p>2,897,237</text:p>
          </table:table-cell>
          <table:table-cell office:value-type="float" office:value="3547276" table:style-name="ce19">
            <text:p>3,547,276</text:p>
          </table:table-cell>
          <table:table-cell office:value-type="float" office:value="21697" table:style-name="ce19">
            <text:p>21,697</text:p>
          </table:table-cell>
          <table:table-cell office:value-type="float" office:value="0.08" table:style-name="ce20">
            <text:p>0.08</text:p>
          </table:table-cell>
          <table:table-cell office:value-type="float" office:value="0" table:style-name="ce20">
            <text:p>0.00</text:p>
          </table:table-cell>
          <table:table-cell office:value-type="float" office:value="857.37" table:style-name="ce20">
            <text:p>857.37</text:p>
          </table:table-cell>
          <table:table-cell office:value-type="float" office:value="7028" table:style-name="ce19">
            <text:p>7,028</text:p>
          </table:table-cell>
          <table:table-cell office:value-type="float" office:value="24859" table:style-name="ce19">
            <text:p>24,85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永豐商業銀行</text:span></text:p>
          </table:table-cell>
          <table:table-cell office:value-type="float" office:value="2029359" table:style-name="ce19">
            <text:p>2,029,359</text:p>
          </table:table-cell>
          <table:table-cell office:value-type="float" office:value="1055570" table:style-name="ce19">
            <text:p>1,055,570</text:p>
          </table:table-cell>
          <table:table-cell office:value-type="float" office:value="26681" table:style-name="ce19">
            <text:p>26,681</text:p>
          </table:table-cell>
          <table:table-cell office:value-type="float" office:value="38194" table:style-name="ce19">
            <text:p>38,194</text:p>
          </table:table-cell>
          <table:table-cell office:value-type="float" office:value="4316575" table:style-name="ce19">
            <text:p>4,316,575</text:p>
          </table:table-cell>
          <table:table-cell office:value-type="float" office:value="4601153" table:style-name="ce19">
            <text:p>4,601,153</text:p>
          </table:table-cell>
          <table:table-cell office:value-type="float" office:value="6854286" table:style-name="ce19">
            <text:p>6,854,286</text:p>
          </table:table-cell>
          <table:table-cell office:value-type="float" office:value="85175" table:style-name="ce19">
            <text:p>85,175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" table:style-name="ce20">
            <text:p>0.00</text:p>
          </table:table-cell>
          <table:table-cell office:value-type="float" office:value="655.56" table:style-name="ce20">
            <text:p>655.56</text:p>
          </table:table-cell>
          <table:table-cell office:value-type="float" office:value="15840" table:style-name="ce19">
            <text:p>15,840</text:p>
          </table:table-cell>
          <table:table-cell office:value-type="float" office:value="60101" table:style-name="ce19">
            <text:p>60,10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玉山商業銀行</text:span></text:p>
          </table:table-cell>
          <table:table-cell office:value-type="float" office:value="6049448" table:style-name="ce19">
            <text:p>6,049,448</text:p>
          </table:table-cell>
          <table:table-cell office:value-type="float" office:value="4334576" table:style-name="ce19">
            <text:p>4,334,576</text:p>
          </table:table-cell>
          <table:table-cell office:value-type="float" office:value="71319" table:style-name="ce19">
            <text:p>71,319</text:p>
          </table:table-cell>
          <table:table-cell office:value-type="float" office:value="28142" table:style-name="ce19">
            <text:p>28,142</text:p>
          </table:table-cell>
          <table:table-cell office:value-type="float" office:value="13004687" table:style-name="ce19">
            <text:p>13,004,687</text:p>
          </table:table-cell>
          <table:table-cell office:value-type="float" office:value="15414050" table:style-name="ce19">
            <text:p>15,414,050</text:p>
          </table:table-cell>
          <table:table-cell office:value-type="float" office:value="30582650" table:style-name="ce19">
            <text:p>30,582,650</text:p>
          </table:table-cell>
          <table:table-cell office:value-type="float" office:value="262935" table:style-name="ce19">
            <text:p>262,935</text:p>
          </table:table-cell>
          <table:table-cell office:value-type="float" office:value="0.23" table:style-name="ce20">
            <text:p>0.23</text:p>
          </table:table-cell>
          <table:table-cell office:value-type="float" office:value="0.05" table:style-name="ce20">
            <text:p>0.05</text:p>
          </table:table-cell>
          <table:table-cell office:value-type="float" office:value="569.39" table:style-name="ce20">
            <text:p>569.39</text:p>
          </table:table-cell>
          <table:table-cell office:value-type="float" office:value="44611" table:style-name="ce19">
            <text:p>44,611</text:p>
          </table:table-cell>
          <table:table-cell office:value-type="float" office:value="179490" table:style-name="ce19">
            <text:p>179,49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凱基商業銀行</text:span></text:p>
          </table:table-cell>
          <table:table-cell office:value-type="float" office:value="364198" table:style-name="ce19">
            <text:p>364,198</text:p>
          </table:table-cell>
          <table:table-cell office:value-type="float" office:value="170899" table:style-name="ce19">
            <text:p>170,899</text:p>
          </table:table-cell>
          <table:table-cell office:value-type="float" office:value="4413" table:style-name="ce19">
            <text:p>4,413</text:p>
          </table:table-cell>
          <table:table-cell office:value-type="float" office:value="98269" table:style-name="ce19">
            <text:p>98,269</text:p>
          </table:table-cell>
          <table:table-cell office:value-type="float" office:value="1120193" table:style-name="ce19">
            <text:p>1,120,193</text:p>
          </table:table-cell>
          <table:table-cell office:value-type="float" office:value="719667" table:style-name="ce19">
            <text:p>719,667</text:p>
          </table:table-cell>
          <table:table-cell office:value-type="float" office:value="765406" table:style-name="ce19">
            <text:p>765,406</text:p>
          </table:table-cell>
          <table:table-cell office:value-type="float" office:value="6747" table:style-name="ce19">
            <text:p>6,747</text:p>
          </table:table-cell>
          <table:table-cell office:value-type="float" office:value="0.81" table:style-name="ce20">
            <text:p>0.81</text:p>
          </table:table-cell>
          <table:table-cell office:value-type="float" office:value="0.41" table:style-name="ce20">
            <text:p>0.41</text:p>
          </table:table-cell>
          <table:table-cell office:value-type="float" office:value="187.34" table:style-name="ce20">
            <text:p>187.34</text:p>
          </table:table-cell>
          <table:table-cell office:value-type="float" office:value="7802" table:style-name="ce19">
            <text:p>7,802</text:p>
          </table:table-cell>
          <table:table-cell office:value-type="float" office:value="26847" table:style-name="ce19">
            <text:p>26,84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4502" table:style-name="ce19">
            <text:p>604,502</text:p>
          </table:table-cell>
          <table:table-cell office:value-type="float" office:value="330269" table:style-name="ce19">
            <text:p>330,269</text:p>
          </table:table-cell>
          <table:table-cell office:value-type="float" office:value="5050" table:style-name="ce19">
            <text:p>5,050</text:p>
          </table:table-cell>
          <table:table-cell office:value-type="float" office:value="12553" table:style-name="ce19">
            <text:p>12,553</text:p>
          </table:table-cell>
          <table:table-cell office:value-type="float" office:value="1490824" table:style-name="ce19">
            <text:p>1,490,824</text:p>
          </table:table-cell>
          <table:table-cell office:value-type="float" office:value="1936789" table:style-name="ce19">
            <text:p>1,936,789</text:p>
          </table:table-cell>
          <table:table-cell office:value-type="float" office:value="2222542" table:style-name="ce19">
            <text:p>2,222,542</text:p>
          </table:table-cell>
          <table:table-cell office:value-type="float" office:value="22154" table:style-name="ce19">
            <text:p>22,154</text:p>
          </table:table-cell>
          <table:table-cell office:value-type="float" office:value="0.65" table:style-name="ce20">
            <text:p>0.65</text:p>
          </table:table-cell>
          <table:table-cell office:value-type="float" office:value="0" table:style-name="ce20">
            <text:p>0.00</text:p>
          </table:table-cell>
          <table:table-cell office:value-type="float" office:value="266.95999999999998" table:style-name="ce20">
            <text:p>266.96</text:p>
          </table:table-cell>
          <table:table-cell office:value-type="float" office:value="15929" table:style-name="ce19">
            <text:p>15,929</text:p>
          </table:table-cell>
          <table:table-cell office:value-type="float" office:value="49369" table:style-name="ce19">
            <text:p>49,36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台新國際商業銀行</text:span></text:p>
          </table:table-cell>
          <table:table-cell office:value-type="float" office:value="5465965" table:style-name="ce19">
            <text:p>5,465,965</text:p>
          </table:table-cell>
          <table:table-cell office:value-type="float" office:value="3839447" table:style-name="ce19">
            <text:p>3,839,447</text:p>
          </table:table-cell>
          <table:table-cell office:value-type="float" office:value="40801" table:style-name="ce19">
            <text:p>40,801</text:p>
          </table:table-cell>
          <table:table-cell office:value-type="float" office:value="22938" table:style-name="ce19">
            <text:p>22,938</text:p>
          </table:table-cell>
          <table:table-cell office:value-type="float" office:value="10712147" table:style-name="ce19">
            <text:p>10,712,147</text:p>
          </table:table-cell>
          <table:table-cell office:value-type="float" office:value="19351705" table:style-name="ce19">
            <text:p>19,351,705</text:p>
          </table:table-cell>
          <table:table-cell office:value-type="float" office:value="21062065" table:style-name="ce19">
            <text:p>21,062,065</text:p>
          </table:table-cell>
          <table:table-cell office:value-type="float" office:value="223642" table:style-name="ce19">
            <text:p>223,642</text:p>
          </table:table-cell>
          <table:table-cell office:value-type="float" office:value="0.21" table:style-name="ce20">
            <text:p>0.21</text:p>
          </table:table-cell>
          <table:table-cell office:value-type="float" office:value="0.01" table:style-name="ce20">
            <text:p>0.01</text:p>
          </table:table-cell>
          <table:table-cell office:value-type="float" office:value="867.67" table:style-name="ce20">
            <text:p>867.67</text:p>
          </table:table-cell>
          <table:table-cell office:value-type="float" office:value="32064" table:style-name="ce19">
            <text:p>32,064</text:p>
          </table:table-cell>
          <table:table-cell office:value-type="float" office:value="122227" table:style-name="ce19">
            <text:p>122,22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日盛國際商業銀行</text:span></text:p>
          </table:table-cell>
          <table:table-cell office:value-type="float" office:value="148068" table:style-name="ce19">
            <text:p>148,068</text:p>
          </table:table-cell>
          <table:table-cell office:value-type="float" office:value="96096" table:style-name="ce19">
            <text:p>96,096</text:p>
          </table:table-cell>
          <table:table-cell office:value-type="float" office:value="283" table:style-name="ce19">
            <text:p>283</text:p>
          </table:table-cell>
          <table:table-cell office:value-type="float" office:value="590" table:style-name="ce19">
            <text:p>590</text:p>
          </table:table-cell>
          <table:table-cell office:value-type="float" office:value="295199" table:style-name="ce19">
            <text:p>295,199</text:p>
          </table:table-cell>
          <table:table-cell office:value-type="float" office:value="124107" table:style-name="ce19">
            <text:p>124,107</text:p>
          </table:table-cell>
          <table:table-cell office:value-type="float" office:value="241268" table:style-name="ce19">
            <text:p>241,268</text:p>
          </table:table-cell>
          <table:table-cell office:value-type="float" office:value="2113" table:style-name="ce19">
            <text:p>2,113</text:p>
          </table:table-cell>
          <table:table-cell office:value-type="float" office:value="0.28000000000000003" table:style-name="ce20">
            <text:p>0.28</text:p>
          </table:table-cell>
          <table:table-cell office:value-type="float" office:value="0" table:style-name="ce20">
            <text:p>0.00</text:p>
          </table:table-cell>
          <table:table-cell office:value-type="float" office:value="946.66" table:style-name="ce20">
            <text:p>946.66</text:p>
          </table:table-cell>
          <table:table-cell office:value-type="float" office:value="866" table:style-name="ce19">
            <text:p>866</text:p>
          </table:table-cell>
          <table:table-cell office:value-type="float" office:value="2682" table:style-name="ce19">
            <text:p>2,68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安泰商業銀行</text:span></text:p>
          </table:table-cell>
          <table:table-cell office:value-type="float" office:value="124352" table:style-name="ce19">
            <text:p>124,352</text:p>
          </table:table-cell>
          <table:table-cell office:value-type="float" office:value="59145" table:style-name="ce19">
            <text:p>59,145</text:p>
          </table:table-cell>
          <table:table-cell office:value-type="float" office:value="416" table:style-name="ce19">
            <text:p>416</text:p>
          </table:table-cell>
          <table:table-cell office:value-type="float" office:value="469" table:style-name="ce19">
            <text:p>469</text:p>
          </table:table-cell>
          <table:table-cell office:value-type="float" office:value="238726" table:style-name="ce19">
            <text:p>238,726</text:p>
          </table:table-cell>
          <table:table-cell office:value-type="float" office:value="1148268" table:style-name="ce19">
            <text:p>1,148,268</text:p>
          </table:table-cell>
          <table:table-cell office:value-type="float" office:value="296735" table:style-name="ce19">
            <text:p>296,735</text:p>
          </table:table-cell>
          <table:table-cell office:value-type="float" office:value="899" table:style-name="ce19">
            <text:p>899</text:p>
          </table:table-cell>
          <table:table-cell office:value-type="float" office:value="0.71" table:style-name="ce20">
            <text:p>0.71</text:p>
          </table:table-cell>
          <table:table-cell office:value-type="float" office:value="0.31" table:style-name="ce20">
            <text:p>0.31</text:p>
          </table:table-cell>
          <table:table-cell office:value-type="float" office:value="164.92" table:style-name="ce20">
            <text:p>164.9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中國信託商業銀行</text:span></text:p>
          </table:table-cell>
          <table:table-cell office:value-type="float" office:value="6972922" table:style-name="ce19">
            <text:p>6,972,922</text:p>
          </table:table-cell>
          <table:table-cell office:value-type="float" office:value="4617731" table:style-name="ce19">
            <text:p>4,617,731</text:p>
          </table:table-cell>
          <table:table-cell office:value-type="float" office:value="58666" table:style-name="ce19">
            <text:p>58,666</text:p>
          </table:table-cell>
          <table:table-cell office:value-type="float" office:value="31734" table:style-name="ce19">
            <text:p>31,734</text:p>
          </table:table-cell>
          <table:table-cell office:value-type="float" office:value="17108154" table:style-name="ce19">
            <text:p>17,108,154</text:p>
          </table:table-cell>
          <table:table-cell office:value-type="float" office:value="17652551" table:style-name="ce19">
            <text:p>17,652,551</text:p>
          </table:table-cell>
          <table:table-cell office:value-type="float" office:value="29194813" table:style-name="ce19">
            <text:p>29,194,813</text:p>
          </table:table-cell>
          <table:table-cell office:value-type="float" office:value="547152" table:style-name="ce19">
            <text:p>547,152</text:p>
          </table:table-cell>
          <table:table-cell office:value-type="float" office:value="0.15" table:style-name="ce20">
            <text:p>0.15</text:p>
          </table:table-cell>
          <table:table-cell office:value-type="float" office:value="0" table:style-name="ce20">
            <text:p>0.00</text:p>
          </table:table-cell>
          <table:table-cell office:value-type="float" office:value="474.97" table:style-name="ce20">
            <text:p>474.97</text:p>
          </table:table-cell>
          <table:table-cell office:value-type="float" office:value="57174" table:style-name="ce19">
            <text:p>57,174</text:p>
          </table:table-cell>
          <table:table-cell office:value-type="float" office:value="241965" table:style-name="ce19">
            <text:p>241,96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台灣樂天信用卡股份有限公司</text:span></text:p>
          </table:table-cell>
          <table:table-cell office:value-type="float" office:value="585982" table:style-name="ce19">
            <text:p>585,982</text:p>
          </table:table-cell>
          <table:table-cell office:value-type="float" office:value="293935" table:style-name="ce19">
            <text:p>293,935</text:p>
          </table:table-cell>
          <table:table-cell office:value-type="float" office:value="1199" table:style-name="ce19">
            <text:p>1,199</text:p>
          </table:table-cell>
          <table:table-cell office:value-type="float" office:value="1415" table:style-name="ce19">
            <text:p>1,415</text:p>
          </table:table-cell>
          <table:table-cell office:value-type="float" office:value="463785" table:style-name="ce19">
            <text:p>463,785</text:p>
          </table:table-cell>
          <table:table-cell office:value-type="float" office:value="786513" table:style-name="ce19">
            <text:p>786,513</text:p>
          </table:table-cell>
          <table:table-cell office:value-type="float" office:value="787069" table:style-name="ce19">
            <text:p>787,069</text:p>
          </table:table-cell>
          <table:table-cell office:value-type="float" office:value="3320" table:style-name="ce19">
            <text:p>3,320</text:p>
          </table:table-cell>
          <table:table-cell office:value-type="float" office:value="0.55000000000000004" table:style-name="ce20">
            <text:p>0.55</text:p>
          </table:table-cell>
          <table:table-cell office:value-type="float" office:value="0.11" table:style-name="ce20">
            <text:p>0.11</text:p>
          </table:table-cell>
          <table:table-cell office:value-type="float" office:value="419.62" table:style-name="ce20">
            <text:p>419.62</text:p>
          </table:table-cell>
          <table:table-cell office:value-type="float" office:value="795" table:style-name="ce19">
            <text:p>795</text:p>
          </table:table-cell>
          <table:table-cell office:value-type="float" office:value="4150" table:style-name="ce19">
            <text:p>4,15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9872" table:style-name="ce19">
            <text:p>179,872</text:p>
          </table:table-cell>
          <table:table-cell office:value-type="float" office:value="114353" table:style-name="ce19">
            <text:p>114,353</text:p>
          </table:table-cell>
          <table:table-cell office:value-type="float" office:value="2011" table:style-name="ce19">
            <text:p>2,011</text:p>
          </table:table-cell>
          <table:table-cell office:value-type="float" office:value="3639" table:style-name="ce19">
            <text:p>3,639</text:p>
          </table:table-cell>
          <table:table-cell office:value-type="float" office:value="309007" table:style-name="ce19">
            <text:p>309,007</text:p>
          </table:table-cell>
          <table:table-cell office:value-type="float" office:value="0" table:style-name="ce19">
            <text:p>0</text:p>
          </table:table-cell>
          <table:table-cell office:value-type="float" office:value="1786753" table:style-name="ce19">
            <text:p>1,786,753</text:p>
          </table:table-cell>
          <table:table-cell office:value-type="float" office:value="573" table:style-name="ce19">
            <text:p>573</text:p>
          </table:table-cell>
          <table:table-cell office:value-type="float" office:value="0.49" table:style-name="ce20">
            <text:p>0.49</text:p>
          </table:table-cell>
          <table:table-cell office:value-type="float" office:value="0" table:style-name="ce20">
            <text:p>0.00</text:p>
          </table:table-cell>
          <table:table-cell office:value-type="float" office:value="897.76" table:style-name="ce20">
            <text:p>897.76</text:p>
          </table:table-cell>
          <table:table-cell office:value-type="float" office:value="3797" table:style-name="ce19">
            <text:p>3,797</text:p>
          </table:table-cell>
          <table:table-cell office:value-type="float" office:value="17704" table:style-name="ce19">
            <text:p>17,70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<text:span text:style-name="T4">總計</text:span></text:p>
          </table:table-cell>
          <table:table-cell office:value-type="float" office:value="48498978" table:style-name="ce19">
            <text:p>48,498,978</text:p>
          </table:table-cell>
          <table:table-cell office:value-type="float" office:value="32131415" table:style-name="ce19">
            <text:p>32,131,415</text:p>
          </table:table-cell>
          <table:table-cell office:value-type="float" office:value="574479" table:style-name="ce19">
            <text:p>574,479</text:p>
          </table:table-cell>
          <table:table-cell office:value-type="float" office:value="412485" table:style-name="ce19">
            <text:p>412,485</text:p>
          </table:table-cell>
          <table:table-cell office:value-type="float" office:value="108206053" table:style-name="ce19">
            <text:p>108,206,053</text:p>
          </table:table-cell>
          <table:table-cell office:value-type="float" office:value="129150889" table:style-name="ce19">
            <text:p>129,150,889</text:p>
          </table:table-cell>
          <table:table-cell office:value-type="float" office:value="206237587" table:style-name="ce19">
            <text:p>206,237,587</text:p>
          </table:table-cell>
          <table:table-cell office:value-type="float" office:value="1862132" table:style-name="ce19">
            <text:p>1,862,132</text:p>
          </table:table-cell>
          <table:table-cell office:value-type="float" office:value="0.23993806039299781" table:style-name="ce20">
            <text:p>0.24</text:p>
          </table:table-cell>
          <table:table-cell office:value-type="float" office:value="0.03" table:style-name="ce20">
            <text:p>0.03</text:p>
          </table:table-cell>
          <table:table-cell office:value-type="float" office:value="496.32855233930269" table:style-name="ce20">
            <text:p>496.33</text:p>
          </table:table-cell>
          <table:table-cell office:value-type="float" office:value="377626" table:style-name="ce19">
            <text:p>377,626</text:p>
          </table:table-cell>
          <table:table-cell office:value-type="float" office:value="1560304" table:style-name="ce19">
            <text:p>1,560,304</text:p>
          </table:table-cell>
          <table:table-cell table:number-columns-repeated="16370"/>
        </table:table-row>
        <table:table-row table:style-name="ro2">
          <table:table-cell table:number-columns-repeated="14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一、資料來源：各金融機構自行申報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二、揭露項目及認定標準：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1.<text:span text:style-name="T9">流通卡數：發卡總數減停卡總數，且卡片狀況為正常者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2.<text:span text:style-name="T9">有效卡數：最近六個月有消費紀錄之卡，不含</text:span>Debit<text:span text:style-name="T9">卡，只有郵購分期交易亦算有效卡，不含只有循環繳款之卡片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3.<text:span text:style-name="T9">當月發卡數：不含補發卡、續卡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4.<text:span text:style-name="T9">當月停卡數：指新增停卡部分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5.<text:span text:style-name="T9">循環信用餘額：係指持卡人使用循環信用之餘額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6.<text:span text:style-name="T9">未到期分期付款餘額：包括預借現金分期、消費帳款分期及帳單分期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7.<text:span text:style-name="T9">當月簽帳金額：係指持卡人當月刷卡消費金額，如屬分期消費帳款應於消費當月全數申報本欄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8.<text:span text:style-name="T9">當月預借現金金額：係指持卡人當月動用預借現金金額，如屬分期預借現金應於動用當月全數申報本欄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9.<text:span text:style-name="T9">逾期帳款：指持卡人每月繳款金額未達最低應繳金額、及雖未超逾期限但已向主、從債務人訴追者，其應付帳款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　　　　　　若持卡人已逾期達數月，而嗣後繳付金額僅涵蓋一個月的最低應繳金額，則逾期期間減少一個月，須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　　　　　　俟持卡人將所積欠各期最低應繳金額全部償還後，始得回復為未逾期。</text:span></text:p>
          </table:table-cell>
          <table:table-cell table:number-columns-repeated="13" table:style-name="ce21"/>
          <table:table-cell table:number-columns-repeated="16370"/>
        </table:table-row>
        <table:table-row table:style-name="ro2">
          <table:table-cell office:value-type="string" table:style-name="ce22">
            <text:p><text:span text:style-name="T9">　</text:span>10.<text:span text:style-name="T9">備抵呆帳提足率：實際提列備抵呆帳占應提備抵呆帳之比率。</text:span></text:p>
          </table:table-cell>
          <table:table-cell table:number-columns-repeated="13" table:style-name="ce21"/>
          <table:table-cell table:number-columns-repeated="16370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48031496062992in" fo:margin-right="0.196850393700787in" style:print-orientation="portrait" style:print-page-order="ttb" style:first-page-number="continue" style:scale-to="51%" style:table-centering="horizontal" style:print="objects charts drawings"/>
      <style:header-style>
        <style:header-footer-properties fo:min-height="0.433070866141732in" fo:margin-left="0.748031496062992in" fo:margin-right="0.196850393700787in" fo:margin-bottom="0in"/>
      </style:header-style>
      <style:footer-style>
        <style:header-footer-properties fo:min-height="0.433070866141732in" fo:margin-left="0.748031496062992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柳冠廷</meta:initial-creator>
    <dc:creator>user</dc:creator>
    <meta:creation-date>2020-04-23T07:12:21Z</meta:creation-date>
    <dc:date>2020-06-04T10:46:30Z</dc:date>
  </office:meta>
</office:document-meta>
</file>